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3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4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5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4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6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6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3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4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6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6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6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7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4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6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4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6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8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6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3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6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6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6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10" draw:layer="layout" svg:width="3.463cm" svg:height="1.202cm" svg:x="26cm" svg:y="1cm">
          <draw:text-box>
            <text:p><text:date style:data-style-name="D1" text:date-value="2011-10-06">06.10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6.45cm" svg:y="10.5cm">
            <text:p text:style-name="P1"><text:span text:style-name="T2">Milestone 5</text:span></text:p>
          </draw:rect>
          <draw:custom-shape draw:style-name="gr3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12cm" svg:y="10.5cm">
            <text:p text:style-name="P1"><text:span text:style-name="T2">Milestone 3</text:span></text:p>
          </draw:rect>
          <draw:custom-shape draw:style-name="gr3" draw:text-style-name="P1" draw:layer="layout" svg:width="0.25cm" svg:height="0.25cm" svg:x="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5cm" svg:height="1cm" svg:x="8cm" svg:y="13.5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4" draw:text-style-name="P1" draw:layer="layout" svg:width="0.227cm" svg:height="0.25cm" svg:x="10.273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3" draw:layer="layout" svg:width="2.5cm" svg:height="1cm" svg:x="4.5cm" svg:y="10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6.77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1" draw:layer="layout" svg:width="2.25cm" svg:height="1cm" svg:x="4.5cm" svg:y="12cm">
            <text:p text:style-name="P1">JAXB</text:p>
          </draw:rect>
          <draw:custom-shape draw:style-name="gr3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25cm" svg:y1="11cm" svg:x2="4.5cm" svg:y2="11cm" draw:start-shape="id17" draw:start-glue-point="1" draw:end-shape="id18" draw:end-glue-point="3" svg:d="m3250 11000h1250">
          <text:p/>
        </draw:connector>
        <draw:connector draw:style-name="gr6" draw:text-style-name="P1" draw:layer="layout" svg:x1="3.25cm" svg:y1="11cm" svg:x2="4.5cm" svg:y2="12.5cm" draw:start-shape="id17" draw:start-glue-point="1" draw:end-shape="id19" svg:d="m3250 11000h625v1500h625">
          <text:p/>
        </draw:connector>
        <draw:connector draw:style-name="gr6" draw:text-style-name="P1" draw:layer="layout" svg:x1="10.5cm" svg:y1="14cm" svg:x2="12cm" svg:y2="11cm" draw:start-shape="id20" draw:start-glue-point="1" draw:end-shape="id21" draw:end-glue-point="3" svg:d="m10500 14000h750v-3000h750">
          <text:p/>
        </draw:connector>
        <draw:connector draw:style-name="gr6" draw:text-style-name="P1" draw:layer="layout" svg:x1="7cm" svg:y1="11cm" svg:x2="12cm" svg:y2="11cm" draw:start-shape="id18" draw:start-glue-point="1" draw:end-shape="id21" draw:end-glue-point="3" svg:d="m7000 11000h5000">
          <text:p/>
        </draw:connector>
        <draw:connector draw:style-name="gr6" draw:text-style-name="P1" draw:layer="layout" draw:line-skew="0.125cm" svg:x1="6.75cm" svg:y1="12.5cm" svg:x2="12cm" svg:y2="11cm" draw:start-shape="id19" draw:start-glue-point="1" draw:end-shape="id21" draw:end-glue-point="3" svg:d="m6750 12500h2750v-1500h2500">
          <text:p/>
        </draw:connector>
        <draw:g xml:id="id22" draw:id="id22">
          <draw:rect draw:style-name="gr1" draw:text-style-name="P3" draw:layer="layout" svg:width="2.25cm" svg:height="1cm" svg:x="15.5cm" svg:y="9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3" draw:text-style-name="P1" draw:layer="layout" svg:width="0.25cm" svg:height="0.25cm" svg:x="17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3" draw:layer="layout" svg:width="2.25cm" svg:height="1cm" svg:x="19cm" svg:y="10.5cm">
            <text:p text:style-name="P1"><text:span text:style-name="T2">Milestone 4</text:span></text:p>
          </draw:rect>
          <draw:custom-shape draw:style-name="gr3" draw:text-style-name="P1" draw:layer="layout" svg:width="0.25cm" svg:height="0.25cm" svg:x="2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25cm" svg:height="1cm" svg:x="22.75cm" svg:y="11.5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24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rect draw:style-name="gr1" draw:text-style-name="P3" draw:layer="layout" svg:width="2.7cm" svg:height="1cm" svg:x="22.5cm" svg:y="13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4.9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7.75cm" svg:y1="9.5cm" svg:x2="19cm" svg:y2="11cm" draw:start-shape="id22" draw:start-glue-point="1" draw:end-shape="id23" draw:end-glue-point="3" svg:d="m17750 9500h625v1500h625">
          <text:p/>
        </draw:connector>
        <draw:connector draw:style-name="gr6" draw:text-style-name="P1" draw:layer="layout" svg:x1="21.25cm" svg:y1="11cm" svg:x2="22.75cm" svg:y2="12cm" draw:start-shape="id23" draw:start-glue-point="1" draw:end-shape="id24" draw:end-glue-point="3" svg:d="m21250 11000h750v1000h750">
          <text:p/>
        </draw:connector>
        <draw:connector draw:style-name="gr6" draw:text-style-name="P1" draw:layer="layout" draw:line-skew="-0.225cm" svg:x1="25cm" svg:y1="12cm" svg:x2="26.45cm" svg:y2="11cm" draw:start-shape="id24" draw:start-glue-point="1" draw:end-shape="id25" draw:end-glue-point="3" svg:d="m25000 12000h500v-1000h950">
          <text:p/>
        </draw:connector>
        <draw:g xml:id="id28" draw:id="id28">
          <draw:rect draw:style-name="gr1" draw:text-style-name="P3" draw:layer="layout" svg:width="2.25cm" svg:height="1cm" svg:x="4.5cm" svg:y="13.5cm">
            <text:p text:style-name="P1"><text:span text:style-name="T2">Test Client</text:span></text:p>
          </draw:rect>
          <draw:custom-shape draw:style-name="gr5" draw:text-style-name="P1" draw:layer="layout" svg:width="0.25cm" svg:height="0.25cm" svg:x="6.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5.5cm" svg:y="10.5cm">
            <text:p text:style-name="P1"><text:span text:style-name="T2">Rauschen++</text:span></text:p>
          </draw:rect>
          <draw:custom-shape draw:style-name="gr3" draw:text-style-name="P1" draw:layer="layout" svg:width="0.25cm" svg:height="0.25cm" svg:x="1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7.75cm" svg:y1="11cm" svg:x2="19cm" svg:y2="11cm" draw:start-shape="id26" draw:start-glue-point="1" draw:end-shape="id23" draw:end-glue-point="3" svg:d="m17750 11000h1250">
          <text:p/>
        </draw:connector>
        <draw:connector draw:style-name="gr6" draw:text-style-name="P1" draw:layer="layout" draw:line-skew="0.125cm" svg:x1="21.25cm" svg:y1="11cm" svg:x2="22.5cm" svg:y2="13.5cm" draw:start-shape="id23" draw:start-glue-point="1" draw:end-shape="id27" draw:end-glue-point="3" svg:d="m21250 11000h750v2500h500">
          <text:p/>
        </draw:connector>
        <draw:connector draw:style-name="gr6" draw:text-style-name="P1" draw:layer="layout" draw:line-skew="-0.325cm" svg:x1="25.2cm" svg:y1="13.5cm" svg:x2="26.45cm" svg:y2="11cm" draw:start-shape="id27" draw:start-glue-point="1" draw:end-shape="id25" draw:end-glue-point="3" svg:d="m25200 13500h300v-2500h950">
          <text:p/>
        </draw:connector>
        <draw:connector draw:style-name="gr6" draw:text-style-name="P1" draw:layer="layout" svg:x1="3.25cm" svg:y1="11cm" svg:x2="4.5cm" svg:y2="14cm" draw:start-shape="id17" draw:start-glue-point="1" draw:end-shape="id28" svg:d="m3250 11000h625v3000h625">
          <text:p/>
        </draw:connector>
        <draw:connector draw:style-name="gr6" draw:text-style-name="P1" draw:layer="layout" svg:x1="6.75cm" svg:y1="14cm" svg:x2="8cm" svg:y2="14cm" draw:start-shape="id28" draw:start-glue-point="1" draw:end-shape="id20" draw:end-glue-point="3" svg:d="m6750 14000h1250">
          <text:p/>
        </draw:connector>
        <draw:connector draw:style-name="gr6" draw:text-style-name="P1" draw:layer="layout" svg:x1="14.25cm" svg:y1="11cm" svg:x2="15.5cm" svg:y2="11cm" draw:start-shape="id21" draw:start-glue-point="1" draw:end-shape="id26" draw:end-glue-point="3" svg:d="m14250 11000h1250">
          <text:p/>
        </draw:connector>
        <draw:connector draw:style-name="gr6" draw:text-style-name="P1" draw:layer="layout" svg:x1="14.25cm" svg:y1="11cm" svg:x2="15.5cm" svg:y2="9.5cm" draw:start-shape="id21" draw:start-glue-point="1" draw:end-shape="id22" draw:end-glue-point="3" svg:d="m14250 11000h625v-1500h625">
          <text:p/>
        </draw:connector>
        <draw:g xml:id="id29" draw:id="id29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4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25cm" svg:y1="11cm" svg:x2="4.5cm" svg:y2="9.5cm" draw:start-shape="id17" draw:start-glue-point="1" draw:end-shape="id29" draw:end-glue-point="3" svg:d="m3250 11000h625v-1500h625">
          <text:p/>
        </draw:connector>
        <draw:connector draw:style-name="gr6" draw:text-style-name="P1" draw:layer="layout" svg:x1="7cm" svg:y1="9.5cm" svg:x2="12cm" svg:y2="11cm" draw:start-shape="id29" draw:start-glue-point="1" draw:end-shape="id21" draw:end-glue-point="3" svg:d="m7000 9500h2500v1500h250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5</text:span></text:p>
          </draw:rect>
          <draw:custom-shape draw:style-name="gr3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2.75cm" svg:y="17cm">
            <text:p text:style-name="P1"><text:span text:style-name="T2">Milestone 6</text:span></text:p>
          </draw:rect>
          <draw:custom-shape draw:style-name="gr3" draw:text-style-name="P1" draw:layer="layout" svg:width="0.25cm" svg:height="0.25cm" svg:x="14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26.45cm" svg:y="17cm">
            <text:p text:style-name="P1"><text:span text:style-name="T2">Milestone 7</text:span></text:p>
          </draw:rect>
          <draw:custom-shape draw:style-name="gr3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rect draw:style-name="gr1" draw:text-style-name="P3" draw:layer="layout" svg:width="2.5cm" svg:height="1cm" svg:x="15.5cm" svg:y="12cm">
            <text:p text:style-name="P1"><text:span text:style-name="T2">Tauchtank</text:span></text:p>
          </draw:rect>
          <draw:custom-shape draw:style-name="gr3" draw:text-style-name="P1" draw:layer="layout" svg:width="0.227cm" svg:height="0.25cm" svg:x="17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4.25cm" svg:y1="11cm" svg:x2="15.5cm" svg:y2="12.5cm" draw:start-shape="id21" draw:start-glue-point="1" draw:end-shape="id30" svg:d="m14250 11000h625v1500h625">
          <text:p/>
        </draw:connector>
        <draw:connector draw:style-name="gr6" draw:text-style-name="P1" draw:layer="layout" svg:x1="18cm" svg:y1="12.5cm" svg:x2="20.125cm" svg:y2="11.5cm" draw:start-shape="id30" draw:start-glue-point="1" draw:end-shape="id23" svg:d="m18000 12500h2125v-1000">
          <text:p/>
        </draw:connector>
        <draw:g xml:id="id31" draw:id="id31">
          <draw:rect draw:style-name="gr1" draw:text-style-name="P1" draw:layer="layout" svg:width="2.25cm" svg:height="1cm" svg:x="4.25cm" svg:y="17cm">
            <text:p text:style-name="P1">GUI</text:p>
          </draw:rect>
          <draw:custom-shape draw:style-name="gr3" draw:text-style-name="P1" draw:layer="layout" svg:width="0.25cm" svg:height="0.25cm" svg:x="6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75cm" svg:height="1cm" svg:x="8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10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75cm" svg:height="1cm" svg:x="8.25cm" svg:y="18.5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10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8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10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6.5cm" svg:y1="17.5cm" svg:x2="8.25cm" svg:y2="16cm" draw:start-shape="id31" draw:start-glue-point="1" draw:end-shape="id32" draw:end-glue-point="3" svg:d="m6500 17500h875v-1500h875">
          <text:p/>
        </draw:connector>
        <draw:connector draw:style-name="gr6" draw:text-style-name="P1" draw:layer="layout" svg:x1="6.5cm" svg:y1="17.5cm" svg:x2="8.25cm" svg:y2="17.5cm" draw:start-shape="id31" draw:start-glue-point="1" draw:end-shape="id33" draw:end-glue-point="3" svg:d="m6500 17500h1750">
          <text:p/>
        </draw:connector>
        <draw:connector draw:style-name="gr6" draw:text-style-name="P1" draw:layer="layout" svg:x1="6.5cm" svg:y1="17.5cm" svg:x2="8.25cm" svg:y2="19cm" draw:start-shape="id31" draw:start-glue-point="1" draw:end-shape="id34" svg:d="m6500 17500h875v1500h875">
          <text:p/>
        </draw:connector>
        <draw:connector draw:style-name="gr6" draw:text-style-name="P1" draw:layer="layout" svg:x1="3.25cm" svg:y1="17.5cm" svg:x2="4.25cm" svg:y2="17.5cm" draw:start-shape="id35" draw:start-glue-point="1" draw:end-shape="id31" draw:end-glue-point="3" svg:d="m3250 17500h1000">
          <text:p/>
        </draw:connector>
        <draw:connector draw:style-name="gr6" draw:text-style-name="P1" draw:layer="layout" svg:x1="11cm" svg:y1="16cm" svg:x2="12.75cm" svg:y2="17.5cm" draw:start-shape="id32" draw:start-glue-point="1" draw:end-shape="id36" draw:end-glue-point="3" svg:d="m11000 16000h875v1500h875">
          <text:p/>
        </draw:connector>
        <draw:connector draw:style-name="gr6" draw:text-style-name="P1" draw:layer="layout" svg:x1="10.5cm" svg:y1="17.5cm" svg:x2="12.75cm" svg:y2="17.5cm" draw:start-shape="id33" draw:start-glue-point="1" draw:end-shape="id36" draw:end-glue-point="3" svg:d="m10500 17500h2250">
          <text:p/>
        </draw:connector>
        <draw:connector draw:style-name="gr6" draw:text-style-name="P1" draw:layer="layout" svg:x1="11cm" svg:y1="19cm" svg:x2="12.75cm" svg:y2="17.5cm" draw:start-shape="id34" draw:start-glue-point="1" draw:end-shape="id36" draw:end-glue-point="3" svg:d="m11000 19000h875v-1500h875">
          <text:p/>
        </draw:connector>
        <draw:g xml:id="id37" draw:id="id37">
          <draw:rect draw:style-name="gr1" draw:text-style-name="P3" draw:layer="layout" svg:width="2.25cm" svg:height="1cm" svg:x="21.25cm" svg:y="9cm">
            <text:p text:style-name="P1"><text:span text:style-name="T2">WaterFilter++</text:span></text:p>
          </draw:rect>
          <draw:custom-shape draw:style-name="gr3" draw:text-style-name="P1" draw:layer="layout" svg:width="0.25cm" svg:height="0.25cm" svg:x="23.2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4.5cm" svg:y="9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2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1.25cm" svg:y1="11cm" svg:x2="22.375cm" svg:y2="10cm" draw:start-shape="id23" draw:start-glue-point="1" draw:end-shape="id37" svg:d="m21250 11000h1125v-1000">
          <text:p/>
        </draw:connector>
        <draw:connector draw:style-name="gr6" draw:text-style-name="P1" draw:layer="layout" svg:x1="23.5cm" svg:y1="9.5cm" svg:x2="24.5cm" svg:y2="9.5cm" draw:start-shape="id37" draw:start-glue-point="1" draw:end-shape="id38" draw:end-glue-point="3" svg:d="m23500 9500h1000">
          <text:p/>
        </draw:connector>
        <draw:connector draw:style-name="gr6" draw:text-style-name="P1" draw:layer="layout" svg:x1="26.75cm" svg:y1="9.5cm" svg:x2="27.575cm" svg:y2="10.5cm" draw:start-shape="id38" draw:start-glue-point="1" draw:end-shape="id25" draw:end-glue-point="0" svg:d="m26750 9500h825v1000">
          <text:p/>
        </draw:connector>
        <draw:g xml:id="id39" draw:id="id39">
          <draw:rect draw:style-name="gr1" draw:text-style-name="P3" draw:layer="layout" svg:width="2.25cm" svg:height="1cm" svg:x="16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8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9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1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8.75cm" svg:y1="18.5cm" svg:x2="19.75cm" svg:y2="18cm" draw:start-shape="id39" draw:start-glue-point="1" draw:end-shape="id40" draw:end-glue-point="3" svg:d="m18750 18500h500v-500h500">
          <text:p/>
        </draw:connector>
        <draw:g xml:id="id41" draw:id="id41">
          <draw:rect draw:style-name="gr1" draw:text-style-name="P3" draw:layer="layout" svg:width="2.25cm" svg:height="1cm" svg:x="19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1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8.75cm" svg:y1="18.5cm" svg:x2="19.75cm" svg:y2="19.5cm" draw:start-shape="id39" draw:start-glue-point="1" draw:end-shape="id41" draw:end-glue-point="3" svg:d="m18750 18500h500v1000h500">
          <text:p/>
        </draw:connector>
        <draw:connector draw:style-name="gr6" draw:text-style-name="P1" draw:layer="layout" svg:x1="15cm" svg:y1="17.5cm" svg:x2="16.5cm" svg:y2="18.5cm" draw:start-shape="id36" draw:start-glue-point="1" draw:end-shape="id39" svg:d="m15000 17500h750v1000h750">
          <text:p/>
        </draw:connector>
        <draw:connector draw:style-name="gr6" draw:text-style-name="P1" draw:layer="layout" svg:x1="22cm" svg:y1="18cm" svg:x2="26.45cm" svg:y2="17.5cm" draw:start-shape="id40" draw:start-glue-point="1" draw:end-shape="id42" draw:end-glue-point="3" svg:d="m22000 18000h2225v-500h2225">
          <text:p/>
        </draw:connector>
        <draw:connector draw:style-name="gr6" draw:text-style-name="P1" draw:layer="layout" svg:x1="22cm" svg:y1="19.5cm" svg:x2="26.45cm" svg:y2="17.5cm" draw:start-shape="id41" draw:start-glue-point="1" draw:end-shape="id42" draw:end-glue-point="3" svg:d="m22000 19500h2225v-2000h2225">
          <text:p/>
        </draw:connector>
      </draw:page>
      <draw:page draw:name="page2" draw:style-name="dp1" draw:master-page-name="Standard">
        <draw:g xml:id="id43" draw:id="id43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3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3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3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75cm" svg:y1="16.5cm" svg:x2="5cm" svg:y2="15cm" draw:start-shape="id43" draw:start-glue-point="1" draw:end-shape="id44" draw:end-glue-point="3" svg:d="m3750 16500h625v-1500h625">
          <text:p/>
        </draw:connector>
        <draw:connector draw:style-name="gr6" draw:text-style-name="P1" draw:layer="layout" svg:x1="3.75cm" svg:y1="16.5cm" svg:x2="5cm" svg:y2="16.5cm" draw:start-shape="id43" draw:start-glue-point="1" draw:end-shape="id45" draw:end-glue-point="3" svg:d="m3750 16500h1250">
          <text:p/>
        </draw:connector>
        <draw:g xml:id="id46" draw:id="id46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75cm" svg:y1="16.5cm" svg:x2="5cm" svg:y2="18cm" draw:start-shape="id43" draw:start-glue-point="1" draw:end-shape="id46" svg:d="m3750 16500h625v1500h625">
          <text:p/>
        </draw:connector>
        <draw:g xml:id="id47" draw:id="id47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75cm" svg:y1="16.5cm" svg:x2="5cm" svg:y2="19.5cm" draw:start-shape="id43" draw:start-glue-point="1" draw:end-shape="id47" draw:end-glue-point="3" svg:d="m3750 16500h625v3000h625">
          <text:p/>
        </draw:connector>
        <draw:g xml:id="id48" draw:id="id48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3.75cm" svg:y1="16.5cm" svg:x2="5cm" svg:y2="13.5cm" draw:start-shape="id43" draw:start-glue-point="1" draw:end-shape="id48" draw:end-glue-point="3" svg:d="m3750 16500h625v-3000h625">
          <text:p/>
        </draw:connector>
        <draw:g xml:id="id49" draw:id="id49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3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3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0.25cm" svg:y1="16.5cm" svg:x2="11.5cm" svg:y2="16.5cm" draw:start-shape="id49" draw:start-glue-point="1" draw:end-shape="id50" svg:d="m10250 16500h1250">
          <text:p/>
        </draw:connector>
        <draw:g xml:id="id51" draw:id="id51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3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0.25cm" svg:y1="16.5cm" svg:x2="11.5cm" svg:y2="18cm" draw:start-shape="id49" draw:start-glue-point="1" draw:end-shape="id51" draw:end-glue-point="3" svg:d="m10250 16500h625v1500h625">
          <text:p/>
        </draw:connector>
        <draw:g xml:id="id52" draw:id="id52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6.75cm" svg:y1="18.5cm" svg:x2="17.75cm" svg:y2="18cm" draw:start-shape="id52" draw:start-glue-point="1" draw:end-shape="id53" draw:end-glue-point="3" svg:d="m16750 18500h500v-500h500">
          <text:p/>
        </draw:connector>
        <draw:g xml:id="id54" draw:id="id54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6.75cm" svg:y1="18.5cm" svg:x2="17.75cm" svg:y2="19.5cm" draw:start-shape="id52" draw:start-glue-point="1" draw:end-shape="id54" draw:end-glue-point="3" svg:d="m16750 18500h500v1000h500">
          <text:p/>
        </draw:connector>
        <draw:g xml:id="id55" draw:id="id55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3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2.75cm" svg:y1="17.5cm" svg:x2="24cm" svg:y2="16.5cm" draw:start-shape="id55" draw:start-glue-point="1" draw:end-shape="id56" draw:end-glue-point="3" svg:d="m22750 17500h625v-1000h625">
          <text:p/>
        </draw:connector>
        <draw:g xml:id="id57" draw:id="id57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2.75cm" svg:y1="17.5cm" svg:x2="24cm" svg:y2="18cm" draw:start-shape="id55" draw:start-glue-point="1" draw:end-shape="id57" draw:end-glue-point="3" svg:d="m22750 17500h625v500h625">
          <text:p/>
        </draw:connector>
        <draw:g xml:id="id58" draw:id="id58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3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2.75cm" svg:y1="17.5cm" svg:x2="24cm" svg:y2="19.5cm" draw:start-shape="id55" draw:start-glue-point="1" draw:end-shape="id58" draw:end-glue-point="3" svg:d="m22750 17500h625v2000h625">
          <text:p/>
        </draw:connector>
        <draw:g xml:id="id59" draw:id="id59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3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6.5cm" svg:y1="16.5cm" svg:x2="27cm" svg:y2="16.5cm" draw:start-shape="id56" draw:start-glue-point="1" draw:end-shape="id59" draw:end-glue-point="3" svg:d="m26500 16500h500">
          <text:p/>
        </draw:connector>
        <draw:g xml:id="id73" draw:id="id73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3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3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3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3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4cm" svg:y1="13.5cm" svg:x2="15.25cm" svg:y2="13.5cm" draw:start-shape="id60" draw:start-glue-point="1" draw:end-shape="id61" draw:end-glue-point="3" svg:d="m14000 13500h1250">
          <text:p/>
        </draw:connector>
        <draw:connector draw:style-name="gr6" draw:text-style-name="P1" draw:layer="layout" svg:x1="14cm" svg:y1="13.5cm" svg:x2="15.25cm" svg:y2="12cm" draw:start-shape="id60" draw:start-glue-point="1" draw:end-shape="id62" draw:end-glue-point="3" svg:d="m14000 13500h625v-1500h625">
          <text:p/>
        </draw:connector>
        <draw:connector draw:style-name="gr6" draw:text-style-name="P1" draw:layer="layout" svg:x1="14cm" svg:y1="13.5cm" svg:x2="15.25cm" svg:y2="15cm" draw:start-shape="id60" draw:start-glue-point="1" draw:end-shape="id63" svg:d="m14000 13500h625v1500h625">
          <text:p/>
        </draw:connector>
        <draw:g xml:id="id64" draw:id="id64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4cm" svg:y1="13.5cm" svg:x2="15.25cm" svg:y2="10.5cm" draw:start-shape="id60" draw:start-glue-point="1" draw:end-shape="id64" draw:end-glue-point="3" svg:d="m14000 13500h625v-3000h625">
          <text:p/>
        </draw:connector>
        <draw:g xml:id="id65" draw:id="id65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4cm" svg:y1="13.5cm" svg:x2="15.25cm" svg:y2="16.5cm" draw:start-shape="id60" draw:start-glue-point="1" draw:end-shape="id65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3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3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4" draw:layer="layout" svg:width="2.25cm" svg:height="1cm" svg:x="8.25cm" svg:y="6.5cm">
            <text:p text:style-name="P1"><text:span text:style-name="T5">Fische</text:span></text:p>
          </draw:rect>
          <draw:custom-shape draw:style-name="gr3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3.5cm" svg:y1="7cm" svg:x2="15.25cm" svg:y2="7cm" draw:start-shape="id66" draw:start-glue-point="1" draw:end-shape="id67" draw:end-glue-point="3" svg:d="m13500 7000h1750">
          <text:p/>
        </draw:connector>
        <draw:g xml:id="id68" draw:id="id68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3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4cm" svg:y1="13.5cm" svg:x2="15.25cm" svg:y2="9cm" draw:start-shape="id60" draw:start-glue-point="1" draw:end-shape="id68" draw:end-glue-point="3" svg:d="m14000 13500h625v-4500h625">
          <text:p/>
        </draw:connector>
        <draw:g xml:id="id70" draw:id="id70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3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3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3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7.5cm" svg:y1="7cm" svg:x2="19.25cm" svg:y2="5.5cm" draw:start-shape="id67" draw:start-glue-point="1" draw:end-shape="id69" draw:end-glue-point="3" svg:d="m17500 7000h875v-1500h875">
          <text:p/>
        </draw:connector>
        <draw:connector draw:style-name="gr6" draw:text-style-name="P1" draw:layer="layout" svg:x1="17.5cm" svg:y1="7cm" svg:x2="19.25cm" svg:y2="7cm" draw:start-shape="id67" draw:start-glue-point="1" draw:end-shape="id70" draw:end-glue-point="3" svg:d="m17500 7000h1750">
          <text:p/>
        </draw:connector>
        <draw:connector draw:style-name="gr6" draw:text-style-name="P1" draw:layer="layout" svg:x1="17.5cm" svg:y1="7cm" svg:x2="19.25cm" svg:y2="8.5cm" draw:start-shape="id67" draw:start-glue-point="1" draw:end-shape="id71" svg:d="m17500 7000h875v1500h875">
          <text:p/>
        </draw:connector>
        <draw:g xml:id="id72" draw:id="id72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3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2.75cm" svg:y1="17.5cm" svg:x2="24cm" svg:y2="15cm" draw:start-shape="id55" draw:start-glue-point="1" draw:end-shape="id72" draw:end-glue-point="3" svg:d="m22750 17500h625v-2500h625">
          <text:p/>
        </draw:connector>
        <draw:connector draw:style-name="gr6" draw:text-style-name="P1" draw:layer="layout" svg:x1="24.5cm" svg:y1="7cm" svg:x2="25.75cm" svg:y2="5.5cm" draw:start-shape="id73" draw:start-glue-point="1" draw:end-shape="id74" draw:end-glue-point="3" svg:d="m24500 7000h625v-1500h625">
          <text:p/>
        </draw:connector>
        <draw:connector draw:style-name="gr6" draw:text-style-name="P1" draw:layer="layout" svg:x1="24.5cm" svg:y1="7cm" svg:x2="25.75cm" svg:y2="7cm" draw:start-shape="id73" draw:start-glue-point="1" draw:end-shape="id75" svg:d="m24500 7000h1250">
          <text:p/>
        </draw:connector>
        <draw:connector draw:style-name="gr6" draw:text-style-name="P1" draw:layer="layout" svg:x1="24.5cm" svg:y1="7cm" svg:x2="25.75cm" svg:y2="8.5cm" draw:start-shape="id73" draw:start-glue-point="1" draw:end-shape="id76" svg:d="m24500 7000h625v1500h625">
          <text:p/>
        </draw:connector>
        <draw:g xml:id="id77" draw:id="id77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3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22.75cm" svg:y1="17.5cm" svg:x2="24cm" svg:y2="13.5cm" draw:start-shape="id55" draw:start-glue-point="1" draw:end-shape="id77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0-06T15:46:53.65</dc:date>
    <meta:editing-duration>P12DT21H38M51S</meta:editing-duration>
    <meta:editing-cycles>82</meta:editing-cycles>
    <meta:generator>OpenOffice.org/3.3$Win32 OpenOffice.org_project/330m20$Build-9567</meta:generator>
    <dc:creator>Thomas Tosik</dc:creator>
    <meta:document-statistic meta:object-count="340"/>
  </office:meta>
</office:document-meta>
</file>